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vers" svg:font-family="Univer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line-height="150%"/>
      <style:text-properties fo:language="de" fo:country="DE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ing_20_1">
      <style:text-properties style:font-name-complex="Courier New"/>
    </style:style>
    <style:style style:name="P7" style:family="paragraph" style:parent-style-name="Heading_20_1">
      <style:text-properties fo:language="nl" fo:country="NL" style:font-name-complex="Courier New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SYC Race Station Start-up</text:p>
      <text:p text:style-name="Standard">Right Click on app and pin to start</text:p>
      <text:p text:style-name="P1"/>
      <text:p text:style-name="P1"/>
      <text:p text:style-name="Standard"><text:span text:style-name="T1">Log in </text:span>From Rainbow Screen</text:p>
      <text:p text:style-name="Standard"/>
      <text:p text:style-name="Standard">Swipe up from Bottom &gt; Click SYC</text:p>
      <text:p text:style-name="Standard">Racing Signals starts automatically <text:s/>(by the Task Manager)</text:p>
      <text:p text:style-name="Standard"/>
      <text:h text:style-name="Heading_20_1" text:outline-level="1">Log Out</text:h>
      <text:p text:style-name="Standard"/>
      <text:p text:style-name="Standard">Swipe in from RHS &gt; Click Start Squares &gt; Click Person Picture &gt; Click Sign Out </text:p>
      <text:p text:style-name="Standard"/>
      <text:h text:style-name="P6" text:outline-level="1">Shut Down</text:h>
      <text:p text:style-name="Standard">Same as Log Out but Click on/off icon &gt; Shut down</text:p>
      <text:p text:style-name="Standard"/>
      <text:h text:style-name="P7" text:outline-level="1">Start in Desktop</text:h>
      <text:p text:style-name="Normal_20__28_Web_29_">1. After booting Windows 8.1 (here's <text:a xlink:type="simple" xlink:href="http://www.pcworld.com/article/2043048/how-to-download-windows-8-1-preview.html"><text:span text:style-name="Internet_20_link">how to get the preview</text:span></text:a> if you don't already have it), click the <text:span text:style-name="Emphasis">Desktop</text:span> tile to enter Desktop mode. </text:p>
      <text:p text:style-name="Normal_20__28_Web_29_">2. Right-click any open area in the taskbar, then click <text:span text:style-name="Emphasis">Properties</text:span>. </text:p>
      <text:p text:style-name="Normal_20__28_Web_29_">3. Click the <text:span text:style-name="Emphasis">Navigation</text:span> tab, then check the box next to <text:span text:style-name="Emphasis">Go to the desktop instead of Start when I sign in</text:span>. </text:p>
      <text:p text:style-name="Normal_20__28_Web_29_">4. Click <text:span text:style-name="Emphasis">OK</text:span>, then reboot. Windows should plunk you right into Desktop. </text:p>
      <text:p text:style-name="Standard">Set up Scheduled Task</text:p>
      <text:list xml:id="list29312783" text:style-name="WW8Num1">
        <text:list-item>
          <text:p text:style-name="P2">Open Control Panel</text:p>
        </text:list-item>
        <text:list-item>
          <text:p text:style-name="P2">Change View by to Small Icons</text:p>
        </text:list-item>
        <text:list-item>
          <text:p text:style-name="P2">click on Administrative Tools Icon.</text:p>
        </text:list-item>
        <text:list-item>
          <text:p text:style-name="P2">Look down the list of option and select Task Scheduler.</text:p>
        </text:list-item>
      </text:list>
      <text:p text:style-name="Standard"/>
      <text:p text:style-name="Standard">The Racing Signals Task was created in the SYC profile, but the Task is displayed in both JNA and SYC</text:p>
      <text:p text:style-name="P4">Task Scheduler (Local)</text:p>
      <text:p text:style-name="Standard"><text:tab/><text:tab/>Task Scheduler Library</text:p>
      <text:p text:style-name="Standard"><text:tab/><text:tab/><text:tab/>Racing Signals<text:tab/>(scroll down)</text:p>
      <text:p text:style-name="Standard"><text:tab/><text:tab/><text:tab/><text:tab/>Right Click to Enable/Disable</text:p>
      <text:p text:style-name="Standard"/>
      <text:p text:style-name="Standard"><text:a xlink:type="simple" xlink:href="http://www.manageengine.com/products/desktop-central/help/computer_configuration/configuring_windows_task_scheduler.html"><text:span text:style-name="Internet_20_link">http://www.manageengine.com/products/desktop-central/help/computer_configuration/configuring_windows_task_scheduler.html</text:span></text:a></text:p>
      <text:p text:style-name="Standard"/>
      <text:p text:style-name="Standard">Startup Folders</text:p>
      <text:p text:style-name="Standard"><text:a xlink:type="simple" xlink:href="http://www.addictivetips.com/windows-tips/where-is-startup-folder-how-to-edit-startup-items-in-windows-8/"><text:span text:style-name="Internet_20_link">http://www.addictivetips.com/windows-tips/where-is-startup-folder-how-to-edit-startup-items-in-windows-8/</text:span></text:a></text:p>
      <text:p text:style-name="Standard"/>
      <text:p text:style-name="Standard"><text:span text:style-name="Emphasis">Windows + R</text:span> hotkey combination, and enter %AppData%</text:p>
      <text:p text:style-name="Standard"/>
      <text:p text:style-name="Standard">OR in Widows Explorer</text:p>
      <text:p text:style-name="Standard">C:\Users\<text:span text:style-name="Emphasis">&lt;User Profile folder name&gt;</text:span>\AppData\Roaming\Microsoft\Windows\StartMenu\Programs\Startup</text:p>
      <text:p text:style-name="Standard"><text:soft-page-break/></text:p>
      <text:p text:style-name="Standard">Or</text:p>
      <text:p text:style-name="Standard">Administrative Tools &gt; System Configuration &gt; StartUp &gt; Open Task Manager</text:p>
      <text:p text:style-name="Standard"/>
      <text:p text:style-name="Standard">Or Win+R, then type "shell:startup" (without quotes) and "shell:Common Startup" for the other startup folder.</text:p>
      <text:p text:style-name="Standard"/>
      <text:p text:style-name="Standard"/>
      <text:p text:style-name="Standard">Time Server</text:p>
      <text:p text:style-name="Standard"><text:a xlink:type="simple" xlink:href="https://www.meinbergglobal.com/english/sw/ntp.htm"><text:span text:style-name="Internet_20_link">https://www.meinbergglobal.com/english/sw/ntp.htm</text:span></text:a></text:p>
      <text:p text:style-name="Standard">Password for NTP account is password</text:p>
      <text:p text:style-name="Standard"/>
      <text:p text:style-name="Standard">Racing Signals</text:p>
      <text:p text:style-name="Standard">Hide the Task Bar:<text:tab/>Right click on task bar &gt; Navigation &gt; Tick AutoHide</text:p>
      <text:p text:style-name="Standard">Also<text:tab/>Untick Show Charms and Switch apps</text:p>
      <text:p text:style-name="Standard">When I sign in goto to Desktop</text:p>
      <text:p text:style-name="Standard"/>
      <text:p text:style-name="Standard">FrmMain.Moveable = false</text:p>
      <text:p text:style-name="Standard">Better do it with registry settings</text:p>
      <text:p text:style-name="Standard"><text:a xlink:type="simple" xlink:href="http://www.askvg.com/registry-tweaks-to-customize-taskbar-navigation-and-start-screen-settings-in-windows-8-1/"><text:span text:style-name="Internet_20_link">http://www.askvg.com/registry-tweaks-to-customize-taskbar-navigation-and-start-screen-settings-in-windows-8-1/</text:span></text:a></text:p>
      <text:p text:style-name="Standard"/>
      <text:h text:style-name="P6" text:outline-level="1">Dos Commands</text:h>
      <text:p text:style-name="Standard">To get a Run command box</text:p>
      <text:p text:style-name="Standard"/>
      <text:p text:style-name="Standard">To get DOS command Run cmd</text:p>
      <text:p text:style-name="Standard"/>
      <text:h text:style-name="P6" text:outline-level="1">Touch Screen</text:h>
      <text:p text:style-name="Standard">See <text:a xlink:type="simple" xlink:href="https://www.youtube.com/watch?v=GQubV1CzMdI"><text:span text:style-name="Internet_20_link">https://www.youtube.com/watch?v=GQubV1CzMdI</text:span></text:a><text:line-break/>This opens a YouTube tutorial (20 mins) on basic touch screen actions</text:p>
      <text:p text:style-name="Standard"/>
      <text:p text:style-name="Standard">ESC key on on Screen Keyboard (not found)</text:p>
      <text:p text:style-name="Standard">Settings charm&gt;Change PC Settings&gt;PC and Devices&gt;Typing&gt;turn on "Add the standard keyboard layout as a touch keyboard" option under the Touch keyboard category.</text:p>
      <text:p text:style-name="P3">Runs %windir%\system32\osk.ex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vers" svg:font-family="Univer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Univers" fo:font-size="10pt" fo:language="en" fo:country="GB" style:font-name-asian="Times New Roman" style:font-size-asian="10pt" style:font-name-complex="Courier New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name-complex="Times New Roman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art in Desktop</dc:title>
    <meta:initial-creator>Neal Arundale</meta:initial-creator>
    <meta:creation-date>2015-02-23T18:42:00</meta:creation-date>
    <dc:creator>Neal Arundale</dc:creator>
    <dc:date>2015-04-28T16:36:00</dc:date>
    <meta:editing-cycles>7</meta:editing-cycles>
    <meta:editing-duration>PT07H41M00S</meta:editing-duration>
    <meta:document-statistic meta:table-count="0" meta:image-count="0" meta:object-count="0" meta:page-count="2" meta:paragraph-count="51" meta:word-count="360" meta:character-count="2530"/>
    <meta:generator>OpenOffice.org/3.2$Win32 OpenOffice.org_project/320m12$Build-9483</meta:generator>
  </office:meta>
</office:document-meta>
</file>